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C9211E"/>
    </style:style>
    <style:style style:name="P3" style:parent-style-name="Standard" style:family="paragraph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P8" style:parent-style-name="Standard" style:family="paragraph">
      <style:text-properties fo:color="#C9211E"/>
    </style:style>
    <style:style style:name="P9" style:parent-style-name="Standard" style:family="paragraph">
      <style:text-properties fo:color="#C9211E"/>
    </style:style>
    <style:style style:name="P10" style:parent-style-name="Standard" style:family="paragraph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C9211E"/>
    </style:style>
    <style:style style:name="P19" style:parent-style-name="Standard" style:list-style-name="LFO1" style:family="paragraph">
      <style:text-properties fo:color="#00B050"/>
    </style:style>
    <style:style style:name="P20" style:parent-style-name="Standard" style:list-style-name="LFO2" style:family="paragraph">
      <style:text-properties fo:color="#00B050"/>
    </style:style>
    <style:style style:name="P21" style:parent-style-name="Standard" style:list-style-name="LFO2" style:family="paragraph">
      <style:text-properties fo:color="#00B050"/>
    </style:style>
    <style:style style:name="P22" style:parent-style-name="Standard" style:list-style-name="LFO2" style:family="paragraph">
      <style:text-properties fo:color="#00B050"/>
    </style:style>
    <style:style style:name="P2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4" style:parent-style-name="Standard" style:family="paragraph">
      <style:text-properties fo:color="#C9211E"/>
    </style:style>
    <style:style style:name="T25" style:parent-style-name="DefaultParagraphFont" style:family="text">
      <style:text-properties fo:font-weight="bold" style:font-weight-asian="bold" style:font-weight-complex="bold" fo:color="#FF0000" fo:font-size="16pt" style:font-size-asian="16pt" style:font-size-complex="16pt" fo:background-color="#FFFF0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T3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font-size="14pt" style:font-size-asian="14pt" style:font-size-complex="14pt" fo:background-color="#FF0000"/>
    </style:style>
    <style:style style:name="T41" style:parent-style-name="DefaultParagraphFont" style:family="text">
      <style:text-properties fo:font-size="16pt" style:font-size-asian="16pt" style:font-size-complex="16pt" fo:background-color="#FF000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</office:automatic-styles>
  <office:body>
    <office:text text:use-soft-page-breaks="true">
      <text:p text:style-name="P1">Mục tiêu chính của anh&gt;&gt; hoàn thiện hệ thống điều khiển bày đàn UAV thám hiểm, phục vụ tìm kiếm và cứu hộ cứu nạn.</text:p>
      <text:p text:style-name="Standard">.</text:p>
      <text:p text:style-name="Standard">hững thứ đã có, đã xây dựng được.</text:p>
      <text:p text:style-name="P2">&gt;1: Phần mềm ở mức độ cơ bản</text:p>
      <text:p text:style-name="P3">&gt;2: Phần cứng ( mới chỉ đáp ứng 1 phần của nhiệm vụ - có 1,2 uav đang lắp cammera, và các uav khác mới chỉ là uav thưr nghiệm; chỉ có khả năng bay theo sự chỉ huy từ GCS.).</text:p>
      <text:p text:style-name="P4"/>
      <text:p text:style-name="P5">Định hướng hoàn thiện:</text:p>
      <text:p text:style-name="P6">&gt;1 phần mềm ở mức độ hoàn thiện:</text:p>
      <text:p text:style-name="P7">- Task1: điều khiển cơ bản các UAV ( kiểm tra an toàn, cất cánh, hạ cánh, nạp nhiệm vụ, bay theo nhiệm vụ, bay đến tọa độ, bay tiến lùi, trái phải, hạ cánh , quay về GCS và hạ cánh.....)* có điều khiển đơn lẻ và cả .cụm và bố trí thao tác điều khiển ở các page phù hợp.</text:p>
      <text:p text:style-name="P8">- task2: xử lý đa luồng dữ liệu video. (rtsp, cammera) trên nền tảng yolo tiny hoặc mobileNet.(v4). - kết quả của task2 :</text:p>
      <text:p text:style-name="P9">Kq1:Lưu trữ được video.</text:p>
      <text:p text:style-name="P10">Kq2:</text:p>
      <text:p text:style-name="P11">+xử lý realtime video, hoặc 1 cách nào đó tối ưu cho hệ thống phần cứng tối giản.</text:p>
      <text:p text:style-name="P12">+xác định các trường hợp có nhiều người hoặc có 1 người trong bức ảnh &gt; tìm ra được GPS của từng đối tượng ..</text:p>
      <text:p text:style-name="P13">-Train model mới.</text:p>
      <text:p text:style-name="P14"/>
      <text:p text:style-name="P15">6/7/2024</text:p>
      <text:p text:style-name="P16">A Nhã:<text:line-break/>NV1:Thiết kế 1 giao diện phác họa, là các yêu cầu cần thiết.</text:p>
      <text:p text:style-name="P17">10/7/2024 : Như thiết kế trên slides( có chú thích)</text:p>
      <text:p text:style-name="P18">NV2: Liệt kê các chức năng của 1 con UAV phải thực hiện được.</text:p>
      <text:list text:style-name="LFO1" text:continue-numbering="true">
        <text:list-item>
          <text:p text:style-name="P19">Các chức năng của 1 UAV phải thực hiện được:</text:p>
        </text:list-item>
      </text:list>
      <text:list text:style-name="LFO2" text:continue-numbering="true">
        <text:list-item>
          <text:p text:style-name="P20">Thực hiện được các lệnh chức năng: 1_Kiểm tra an toàn ( Arming),2_Dừng cất cánh ( Disarm), 3_Cất cánh ( Takeoff), 4_Hạ cánh(Landing), 5_Bay theo nhiệm vụ(Misstion), 6_Dừng lại (Pause),7_ Quay trở về vị trí Land( Return), 8_ Kết nối ( Connecttion), 9_ Đóng mở Servo( Close/open),10_Nạp nhiệm vụ (Push Mission), 11_ Bay đến vị trí định sẵn(goto)</text:p>
        </text:list-item>
        <text:list-item>
          <text:p text:style-name="P21">Hiển thị được các tham số sinh tồn bay : 1_ Status Vehical (Trạng thái máy bay) 2_Chế độ bay(Mode), 3_ Độ cao bay so với mặt đất,4_Độ cao bay so với mực nước biển, 5_ Dung lượng pin(%, BAT rem), 6_ điện áp pin, 7_ số lượng GPS kết nối được, 8_ vị trí GPS, 9, kinh độ hiện tại, 10 vĩ độ hiện tại.</text:p>
        </text:list-item>
        <text:list-item>
          <text:p text:style-name="P22">Thay đổi được độ cao, dịch tiến , lùi, trái , phải đơn vị mét.</text:p>
        </text:list-item>
      </text:list>
      <text:p text:style-name="P23"/>
      <text:p text:style-name="P24">NV3: Liệt kê các quy trình thực nghiệm ở mức độ thử nghiệm.</text:p>
      <text:p text:style-name="Standard"><text:span text:style-name="T25">Bài thực nghiệm số 1: Kiểm tra kết nối và an toàn bay cho hệ thống</text:span></text:p>
      <text:p text:style-name="P26">Bước 1: Kết nối các UAV với Phần mềm</text:p>
      <text:p text:style-name="P27">Bước 2: Arm từng UAV và kiểm tra đã đúng định danh với phần mềm chưa</text:p>
      <text:p text:style-name="P28">Bước 3: Cất cánh từng con hoặc tất cả ( kiểm tra ổn định bay)</text:p>
      <text:p text:style-name="P29">Bước 4: Kiểm tra tín hiệu điều khiển ( Telemetry), kiểm tra đường truyền video, kiểm tra các thiết bị điều khiển Servo.</text:p>
      <text:p text:style-name="P30">Bước 5: Hạ cánh an toàn&gt; kết thúc BKT1.</text:p>
      <text:p text:style-name="Standard"/>
      <text:p text:style-name="Standard"><text:span text:style-name="T31">Bài thực nghiệm số 2:Kiểm tra phần giao diện Map và các kết quả trả về từ giao diện MAP</text:span></text:p>
      <text:p text:style-name="P32">Bước 1: Kết nối các UAV với Phần mềm</text:p>
      <text:soft-page-break/>
      <text:p text:style-name="P33">Bước 2: Mở giao diện MAP, tích chọn khu vực<text:s/></text:p>
      <text:p text:style-name="P34">* Chú ý, các phần số lượng UAV và KC lưới có mặc định/ trên con số tối ưu</text:p>
      <text:p text:style-name="P35">Bước 3: Nạp nhiệm vụ và kiểm tra kết quả</text:p>
      <text:p text:style-name="P36">Nếu OK &gt; Bước 5</text:p>
      <text:p text:style-name="P37">Nếu Lỗi &gt; Bước 4</text:p>
      <text:p text:style-name="P38">Bước 4, Khi bị lỗi, Kiểm tra và thực hiện nạp lại cho UAV lỗi <text:s/>rồi chuyển qua Bước 5</text:p>
      <text:p text:style-name="P39">Bước 5: Start Mission ALL &gt; quan sát <text:s/>tất cả UAV bay theo quỹ đạo tối ưu và có đường bay &gt; hạ cánh &gt; kết thúc BKT2</text:p>
      <text:p text:style-name="P40"/>
      <text:p text:style-name="Standard"><text:span text:style-name="T41">Bài thực nghiệm số 3: Kiểm tra Quy trình công nghệ 1. Chuẩn bị các UAV, kết nối và sẵn sàng bay &gt; Cất cánh &gt; goto x,y đến 1 điểm cho sẵn &gt; Hạ độ cao XX mét &gt; Delay 15s &gt; Open Servo ( Mở càng đáp) &gt; Tất cả bay về bằng lệnh Return.</text:span></text:p>
      <text:p text:style-name="P42">Bước 1: Chuẩn bị sẵn sàng và kết nối các UAV với phần mềm</text:p>
      <text:p text:style-name="P43">Bước 2: Chuẩn bị sẵn điểm GPS cho trước, điền vào Screen 10</text:p>
      <text:p text:style-name="P44">Bước 3: Cất cánh tất cả ( Take off all)</text:p>
      <text:p text:style-name="P45">Bước 4 : goto &gt; chọn ALL</text:p>
      <text:p text:style-name="P46">Bước 5: Hạ độ cao Chỉ UAV 6 cho tới cách mặt đất 10m và đúng vị trí chỉ định nhất</text:p>
      <text:p text:style-name="P47">Bước 6: delay &gt; Openservo ( Mở càng đáp)</text:p>
      <text:p text:style-name="P48">Bước 7: Tất cả các UAV bay về nơi cất cánh &gt; Hoàn thành nhiệm vụ BKT3</text:p>
      <text:p text:style-name="Standard"/>
      <text:p text:style-name="Standard">Bài thực nghiệm số 4:</text:p>
      <text:p text:style-name="Standard"/>
      <text:p text:style-name="Standard">Bài thực nghiệm số 5:</text:p>
      <text:p text:style-name="Standard">Bài thực nghiệm số 6:</text:p>
      <text:p text:style-name="Standard">Bài thực nghiệm số 7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f Me My Computer</dc:creator>
    <meta:creation-date>2024-06-22T21:58:00Z</meta:creation-date>
    <dc:date>2024-07-11T13:35:00Z</dc:date>
    <meta:template xlink:href="Normal.dotm" xlink:type="simple"/>
    <meta:editing-cycles>5</meta:editing-cycles>
    <meta:editing-duration>PT4980S</meta:editing-duration>
    <meta:document-statistic meta:page-count="2" meta:paragraph-count="7" meta:word-count="545" meta:character-count="3646" meta:row-count="25" meta:non-whitespace-character-count="3108"/>
  </office:meta>
</office:document-meta>
</file>